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  <style:text-properties fo:font-variant="normal" fo:text-transform="none" style:font-name="Calibri" fo:font-size="14pt" fo:font-style="normal" fo:font-weight="bold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fo:font-variant="normal" fo:text-transform="none" style:font-name="Calibri" fo:font-size="16pt" fo:font-style="normal" fo:font-weight="bold" style:font-size-asian="16pt" style:font-weight-asian="bold" style:font-size-complex="16pt" style:font-weight-complex="bold"/>
    </style:style>
    <style:style style:name="P3" style:family="paragraph" style:parent-style-name="Heading_20_4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Heading_20_4">
      <style:paragraph-properties fo:margin-left="0cm" fo:margin-right="0cm" fo:text-indent="0cm" style:auto-text-indent="false"/>
      <style:text-properties fo:font-variant="normal" fo:text-transform="none" style:font-name="Calibri" fo:font-size="12pt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3e3e3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6pt solid #e3e3e3" style:writing-mode="lr-tb"/>
    </style:style>
    <style:style style:name="P7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8" style:family="paragraph" style:parent-style-name="Preformatted_20_Text" style:list-style-name="L3">
      <style:paragraph-properties fo:margin-top="0cm" fo:margin-bottom="0.499cm" style:contextual-spacing="false" fo:padding="0.049cm" fo:border="0.06pt solid #e3e3e3" style:writing-mode="lr-tb"/>
    </style:style>
    <style:style style:name="P9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.049cm" fo:border="0.06pt solid #e3e3e3" style:writing-mode="lr-tb"/>
    </style:style>
    <style:style style:name="P10" style:family="paragraph" style:parent-style-name="Preformatted_20_Text" style:list-style-name="L3">
      <style:paragraph-properties fo:margin-left="0cm" fo:margin-right="0cm" fo:text-indent="0cm" style:auto-text-indent="false" fo:padding="0.049cm" fo:border="0.06pt solid #e3e3e3" style:writing-mode="lr-tb"/>
    </style:style>
    <style:style style:name="P11" style:family="paragraph" style:parent-style-name="Preformatted_20_Text" style:list-style-name="L3">
      <style:paragraph-properties fo:padding="0.049cm" fo:border="0.06pt solid #e3e3e3" style:writing-mode="lr-tb"/>
    </style:style>
    <style:style style:name="P12" style:family="paragraph" style:parent-style-name="Preformatted_20_Text">
      <style:paragraph-properties fo:margin-top="0cm" fo:margin-bottom="0.499cm" style:contextual-spacing="false" fo:padding="0.049cm" fo:border="0.06pt solid #e3e3e3" style:writing-mode="lr-tb"/>
    </style:style>
    <style:style style:name="P13" style:family="paragraph" style:parent-style-name="Preformatted_20_Text">
      <style:paragraph-properties fo:padding="0.049cm" fo:border="0.06pt solid #e3e3e3" style:writing-mode="lr-tb"/>
    </style:style>
    <style:style style:name="P14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fo:font-weight="bold" style:font-weight-asian="bold" style:font-weight-complex="bold" loext:padding="0.049cm" loext:border="0.06pt solid #e3e3e3"/>
    </style:style>
    <style:style style:name="P15" style:family="paragraph" style:parent-style-name="Preformatted_20_Text" style:list-style-name="L3">
      <style:paragraph-properties fo:margin-left="0cm" fo:margin-right="0cm" fo:text-indent="0cm" style:auto-text-indent="false" fo:padding="0.049cm" fo:border="0.06pt solid #e3e3e3"/>
      <style:text-properties fo:font-weight="bold" style:font-weight-asian="bold" style:font-weight-complex="bold" loext:padding="0.049cm" loext:border="0.06pt solid #e3e3e3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Calibri" fo:font-size="12pt" fo:font-style="normal" fo:font-weight="normal"/>
    </style:style>
    <style:style style:name="P17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9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20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2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4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a24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downloadPollingStationpdf</text:h>
      <text:h text:style-name="P1" text:outline-level="3">Description of <text:span text:style-name="T2">Script</text:span></text:h>
      <text:p text:style-name="P17">This Python script is designed to download PDF files from a specified URL and save them to a local directory. The script iterates through a range of file names based on a provided base URL and years, constructing the URL for each PDF file to be downloaded. Here is a detailed breakdown of the code:</text:p>
      <text:h text:style-name="P4" text:outline-level="4">Import Statements</text:h>
      <text:p text:style-name="P14">Python code</text:p>
      <text:p text:style-name="P6"><text:span text:style-name="Source_20_Text"><text:span text:style-name="T1">import os <text:s text:c="14"/># Interact with the local file system</text:span></text:span></text:p>
      <text:p text:style-name="P6"><text:span text:style-name="Source_20_Text"><text:span text:style-name="T1">import requests <text:s text:c="8"/># Make HTTP requests</text:span></text:span></text:p>
      <text:p text:style-name="P5"><text:span text:style-name="Source_20_Text"><text:span text:style-name="T1">import time <text:s text:c="12"/># Introduce delays between requests</text:span></text:span></text:p>
      <text:list text:style-name="L1">
        <text:list-item>
          <text:p text:style-name="P18"><text:span text:style-name="Strong_20_Emphasis"><text:span text:style-name="T1">os</text:span></text:span>: Used for file and directory operations.</text:p>
        </text:list-item>
        <text:list-item>
          <text:p text:style-name="P18"><text:span text:style-name="Strong_20_Emphasis"><text:span text:style-name="T1">requests</text:span></text:span>: Used for making HTTP requests to download files.</text:p>
        </text:list-item>
        <text:list-item>
          <text:p text:style-name="P19"><text:span text:style-name="Strong_20_Emphasis"><text:span text:style-name="T1">time</text:span></text:span>: Used to introduce delays between consecutive downloads.</text:p>
        </text:list-item>
      </text:list>
      <text:h text:style-name="P3" text:outline-level="4">Suppress Insecure Request Warnings</text:h>
      <text:p text:style-name="P7">python</text:p>
      <text:p text:style-name="P7">Copy code</text:p>
      <text:p text:style-name="P5"><text:span text:style-name="Source_20_Text"><text:span text:style-name="T1">requests.packages.urllib3.disable_warnings()</text:span></text:span></text:p>
      <text:list text:style-name="L2">
        <text:list-item>
          <text:p text:style-name="P20">Disables SSL warnings for insecure requests. This is not recommended for production as it bypasses SSL certificate verification, potentially exposing the application to security risks.</text:p>
        </text:list-item>
      </text:list>
      <text:h text:style-name="P3" text:outline-level="4">Function Definitions</text:h>
      <text:list text:style-name="L3">
        <text:list-item>
          <text:p text:style-name="P22"><text:span text:style-name="Strong_20_Emphasis"><text:span text:style-name="T1">download_pdf(url, directory)</text:span></text:span></text:p>
          <text:p text:style-name="P15">python code</text:p>
          <text:p text:style-name="P10"><text:span text:style-name="Source_20_Text"><text:span text:style-name="T1">def download_pdf(url, directory):</text:span></text:span></text:p>
          <text:p text:style-name="P10"><text:span text:style-name="Source_20_Text"><text:span text:style-name="T1"><text:s text:c="4"/>filename = os.path.join(directory, url.split("/")[-1])</text:span></text:span></text:p>
          <text:p text:style-name="P10"><text:span text:style-name="Source_20_Text"><text:span text:style-name="T1"><text:s text:c="4"/>with open(filename, 'wb') as f:</text:span></text:span></text:p>
          <text:p text:style-name="P10"><text:span text:style-name="Source_20_Text"><text:span text:style-name="T1"><text:s text:c="8"/>response = requests.get(url, verify=False) <text:s/># Disable SSL certificate verification</text:span></text:span></text:p>
          <text:p text:style-name="P8"><text:span text:style-name="Source_20_Text"><text:span text:style-name="T1"><text:s text:c="8"/>f.write(response.content)</text:span></text:span></text:p>
          <text:list>
            <text:list-item>
              <text:p text:style-name="P21"><text:span text:style-name="Strong_20_Emphasis"><text:span text:style-name="T1">url</text:span></text:span>: The URL of the PDF file to download.</text:p>
            </text:list-item>
            <text:list-item>
              <text:p text:style-name="P21"><text:span text:style-name="Strong_20_Emphasis"><text:span text:style-name="T1">directory</text:span></text:span>: The local directory where the PDF file will be saved.</text:p>
            </text:list-item>
            <text:list-item>
              <text:p text:style-name="P21">Constructs the filename by extracting the file name from the URL and joining it with the specified directory.</text:p>
            </text:list-item>
            <text:list-item>
              <text:p text:style-name="P21">Sends a GET request to the URL, with SSL verification disabled.</text:p>
            </text:list-item>
            <text:list-item>
              <text:p text:style-name="P21">Writes the content of the response to a file in binary mode.</text:p>
            </text:list-item>
          </text:list>
        </text:list-item>
        <text:list-item>
          <text:p text:style-name="P22"><text:span text:style-name="Strong_20_Emphasis"><text:span text:style-name="T1">download_pdfs(base_url, year, directory)</text:span></text:span></text:p>
          <text:p text:style-name="P15"><text:soft-page-break/>python code</text:p>
          <text:p text:style-name="P10"><text:span text:style-name="Source_20_Text"><text:span text:style-name="T1">def download_pdfs(base_url, year, directory):</text:span></text:span></text:p>
          <text:p text:style-name="P10"><text:span text:style-name="Source_20_Text"><text:span text:style-name="T1"><text:s text:c="4"/>if not os.path.exists(directory):</text:span></text:span></text:p>
          <text:p text:style-name="P11"><text:span text:style-name="Source_20_Text"><text:span text:style-name="T1"><text:s text:c="8"/>os.makedirs(directory)</text:span></text:span></text:p>
          <text:p text:style-name="P11"/>
          <text:p text:style-name="P10"><text:span text:style-name="Source_20_Text"><text:span text:style-name="T1"><text:s text:c="4"/>for i in range(1, 289):</text:span></text:span></text:p>
          <text:p text:style-name="P10"><text:span text:style-name="Source_20_Text"><text:span text:style-name="T1"><text:s text:c="8"/>url = f"{base_url}{year}/AC_{str(i).zfill(3)}.pdf"</text:span></text:span></text:p>
          <text:p text:style-name="P11"><text:span text:style-name="Source_20_Text"><text:span text:style-name="T1"><text:s text:c="8"/>download_pdf(url, directory)</text:span></text:span></text:p>
          <text:p text:style-name="P10"><text:span text:style-name="Source_20_Text"><text:span text:style-name="T1"><text:s text:c="8"/>print(f"Downloaded {url}")</text:span></text:span></text:p>
          <text:p text:style-name="P9"><text:span text:style-name="Source_20_Text"><text:span text:style-name="T1"><text:s text:c="8"/>time.sleep(5)</text:span></text:span></text:p>
          <text:list>
            <text:list-item>
              <text:p text:style-name="P21"><text:span text:style-name="Strong_20_Emphasis"><text:span text:style-name="T1">base_url</text:span></text:span>: The base URL for constructing the download URLs.</text:p>
            </text:list-item>
            <text:list-item>
              <text:p text:style-name="P21"><text:span text:style-name="Strong_20_Emphasis"><text:span text:style-name="T1">year</text:span></text:span>: The specific year to be appended to the URL.</text:p>
            </text:list-item>
            <text:list-item>
              <text:p text:style-name="P21"><text:span text:style-name="Strong_20_Emphasis"><text:span text:style-name="T1">directory</text:span></text:span>: The local directory where the PDF files will be saved.</text:p>
            </text:list-item>
            <text:list-item>
              <text:p text:style-name="P21">Checks if the directory exists, and creates it if it does not.</text:p>
            </text:list-item>
            <text:list-item>
              <text:p text:style-name="P21">Iterates through numbers 1 to 288, constructs the URL for each PDF file by zero-padding the number to three digits.</text:p>
            </text:list-item>
            <text:list-item>
              <text:p text:style-name="P21">Calls <text:span text:style-name="Source_20_Text"><text:span text:style-name="T1">download_pdf</text:span></text:span> to download each PDF file.</text:p>
            </text:list-item>
            <text:list-item>
              <text:p text:style-name="P21">Prints a message indicating the file has been downloaded.</text:p>
            </text:list-item>
            <text:list-item>
              <text:p text:style-name="P22">Introduces a 5-second delay between downloads to avoid overwhelming the server.</text:p>
            </text:list-item>
          </text:list>
        </text:list-item>
      </text:list>
      <text:h text:style-name="P3" text:outline-level="4">Main Function</text:h>
      <text:p text:style-name="P14">Python code</text:p>
      <text:p text:style-name="P6"><text:span text:style-name="Source_20_Text"><text:span text:style-name="T1">def main():</text:span></text:span></text:p>
      <text:p text:style-name="P6"><text:span text:style-name="Source_20_Text"><text:span text:style-name="T1"><text:s text:c="4"/>base_url = "https://ceoelection.maharashtra.gov.in/form20/" <text:s/># Base URL for PDFs</text:span></text:span></text:p>
      <text:p text:style-name="P6"><text:span text:style-name="Source_20_Text"><text:span text:style-name="T1"><text:s text:c="4"/>years = ["AC2009", "AC2014", "AC2019"] <text:s text:c="22"/># List of years to process</text:span></text:span></text:p>
      <text:p text:style-name="P6"><text:span text:style-name="Source_20_Text"><text:span text:style-name="T1"><text:s text:c="4"/>directory = r"C:\Users\Akshat\Desktop\Project 6S\Election2.0\PollingStationResult" <text:s/># Local directory path</text:span></text:span></text:p>
      <text:p text:style-name="P13"/>
      <text:p text:style-name="P6"><text:span text:style-name="Source_20_Text"><text:span text:style-name="T1"><text:s text:c="4"/>for year in years:</text:span></text:span></text:p>
      <text:p text:style-name="P12"><text:span text:style-name="Source_20_Text"><text:span text:style-name="T1"><text:s text:c="8"/>download_pdfs(base_url, year, os.path.join(directory, year))</text:span></text:span></text:p>
      <text:list text:style-name="L4">
        <text:list-item>
          <text:p text:style-name="P23"><text:span text:style-name="Strong_20_Emphasis"><text:span text:style-name="T1">base_url</text:span></text:span>: The base URL where the PDFs are hosted.</text:p>
        </text:list-item>
        <text:list-item>
          <text:p text:style-name="P23"><text:span text:style-name="Strong_20_Emphasis"><text:span text:style-name="T1">years</text:span></text:span>: A list of years to append to the URL to construct the full download URL.</text:p>
        </text:list-item>
        <text:list-item>
          <text:p text:style-name="P23"><text:span text:style-name="Strong_20_Emphasis"><text:span text:style-name="T1">directory</text:span></text:span>: The local directory where the PDF files will be saved, organized by year.</text:p>
        </text:list-item>
        <text:list-item>
          <text:p text:style-name="P24">Iterates over each year in the <text:span text:style-name="Source_20_Text"><text:span text:style-name="T1">years</text:span></text:span> list, calls <text:span text:style-name="Source_20_Text"><text:span text:style-name="T1">download_pdfs</text:span></text:span> to download all PDF files for that year.</text:p>
        </text:list-item>
      </text:list>
      <text:h text:style-name="P3" text:outline-level="4">Entry Point</text:h>
      <text:p text:style-name="P14">Python code</text:p>
      <text:p text:style-name="P6"><text:span text:style-name="Source_20_Text"><text:span text:style-name="T1">if __name__ == "__main__":</text:span></text:span></text:p>
      <text:p text:style-name="P12"><text:span text:style-name="Source_20_Text"><text:span text:style-name="T1"><text:s text:c="4"/>main()</text:span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HK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HK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51:40.042000000</meta:creation-date>
    <dc:date>2024-05-28T18:54:39.264000000</dc:date>
    <meta:editing-duration>PT29M50S</meta:editing-duration>
    <meta:editing-cycles>1</meta:editing-cycles>
    <meta:document-statistic meta:table-count="0" meta:image-count="0" meta:object-count="0" meta:page-count="2" meta:paragraph-count="63" meta:word-count="476" meta:character-count="3298" meta:non-whitespace-character-count="2749"/>
    <meta:generator>LibreOffice/24.2.3.2$Windows_X86_64 LibreOffice_project/433d9c2ded56988e8a90e6b2e771ee4e6a5ab2ba</meta:generator>
  </office:meta>
</office:document-meta>
</file>